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831" officeooo:paragraph-rsid="0012b831"/>
    </style:style>
    <style:style style:name="P2" style:family="paragraph" style:parent-style-name="Standard">
      <style:text-properties officeooo:paragraph-rsid="0012b831"/>
    </style:style>
    <style:style style:name="T1" style:family="text">
      <style:text-properties officeooo:rsid="0012b831"/>
    </style:style>
    <style:style style:name="T2" style:family="text">
      <style:text-properties officeooo:rsid="0014abb7"/>
    </style:style>
    <style:style style:name="T3" style:family="text">
      <style:text-properties officeooo:rsid="00159c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ntaxis</text:p>
      <text:p text:style-name="P1">sed OPCIONES... [SCRIPT] [FICHERO...]</text:p>
      <text:p text:style-name="Standard"/>
      <text:p text:style-name="Standard">1. Reemplazar o sustituir un string</text:p>
      <text:p text:style-name="Standard"/>
      <text:p text:style-name="P1">Tengo el fichero:</text:p>
      <text:p text:style-name="P1"/>
      <text:p text:style-name="P1">“La empresa tiene todos sus sistemas operativos con GNU Linux, </text:p>
      <text:p text:style-name="P1">en sus últimas versiones. Con Microsoft Windows conseguimos alcanzar nuestros objetivos. <text:s/></text:p>
      <text:p text:style-name="P1">Microsoft Windows es una empresa que genera confianza.”</text:p>
      <text:p text:style-name="P1"/>
      <text:p text:style-name="P1">$sed 's/Microsoft Windows/GNU Linux/' fichero.txt</text:p>
      <text:p text:style-name="P1"/>
      <text:p text:style-name="P1"/>
      <text:p text:style-name="P1"/>
      <text:p text:style-name="P2"><text:span text:style-name="T1">2. Reemplazar </text:span><text:span text:style-name="T2">la ocurrencia según la posición del </text:span><text:span text:style-name="T1"><text:s/>número dado </text:span></text:p>
      <text:p text:style-name="P1"/>
      <text:p text:style-name="P1">sed 's/Microsoft Windows/GNU Linux/2' fichero.txt</text:p>
      <text:p text:style-name="P1"/>
      <text:p text:style-name="P1">3. Reemplazar todas las apariciones de un string en un texto</text:p>
      <text:p text:style-name="P1"/>
      <text:p text:style-name="P1">sed 's/Microsoft Windows/GNU Linux/g' fichero.txt</text:p>
      <text:p text:style-name="P1"/>
      <text:p text:style-name="P1"><text:span text:style-name="T2">4</text:span>. <text:span text:style-name="T3">Sustituir según expresión regular.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9:50:19.953219845</meta:creation-date>
    <dc:date>2021-12-01T20:57:15.118803176</dc:date>
    <meta:editing-duration>PT35M44S</meta:editing-duration>
    <meta:editing-cycles>1</meta:editing-cycles>
    <meta:document-statistic meta:table-count="0" meta:image-count="0" meta:object-count="0" meta:page-count="1" meta:paragraph-count="13" meta:word-count="84" meta:character-count="612" meta:non-whitespace-character-count="536"/>
    <meta:generator>LibreOffice/6.4.7.2$Linux_X86_64 LibreOffice_project/40$Build-2</meta:generator>
  </office:meta>
</office:document-meta>
</file>